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47100" calcext:value-type="float">
            <text:p>47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table:style-name="ce29"/>
          <table:table-cell table:style-name="ce15" table:formula="of:=SUM([.J4:.J28])" office:value-type="float" office:value="50000" calcext:value-type="float">
            <text:p>50000</text:p>
          </table:table-cell>
          <table:table-cell/>
          <table:table-cell table:style-name="ce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4:.H5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1:25:23.165826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2T11:33:56.646996815</dc:date>
    <meta:editing-duration>P11DT8H53M28S</meta:editing-duration>
    <meta:editing-cycles>3426</meta:editing-cycles>
    <meta:generator>LibreOffice/4.2.8.2$Linux_X86_64 LibreOffice_project/420m0$Build-2</meta:generator>
    <meta:document-statistic meta:table-count="21" meta:cell-count="9781" meta:object-count="0"/>
  </office:meta>
</office:document-meta>
</file>